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30000001C8E1110627.png"/>
  <manifest:file-entry manifest:media-type="image/png" manifest:full-path="Pictures/10000201000004570000018669B896D7.png"/>
  <manifest:file-entry manifest:media-type="image/png" manifest:full-path="Pictures/1000020100000300000001AA542D01E4.png"/>
  <manifest:file-entry manifest:media-type="image/png" manifest:full-path="Pictures/100002010000050A0000019D40D76CEB.png"/>
  <manifest:file-entry manifest:media-type="image/png" manifest:full-path="Pictures/100002010000078000000438AB8247A9.png"/>
  <manifest:file-entry manifest:media-type="image/png" manifest:full-path="Pictures/10000201000003E30000019D5FFFA519.png"/>
  <manifest:file-entry manifest:media-type="image/png" manifest:full-path="Pictures/1000020100000265000002C5A1AB8F8F.png"/>
  <manifest:file-entry manifest:media-type="image/png" manifest:full-path="Pictures/10000201000003E20000016E6C985B0B.png"/>
  <manifest:file-entry manifest:media-type="image/png" manifest:full-path="Pictures/100002010000078000000431A47C7157.png"/>
  <manifest:file-entry manifest:media-type="image/png" manifest:full-path="Pictures/10000201000003EE0000015E17BB9504.png"/>
  <manifest:file-entry manifest:media-type="image/png" manifest:full-path="Pictures/10000201000002B5000000FE01C5F780.png"/>
  <manifest:file-entry manifest:media-type="image/png" manifest:full-path="Pictures/10000201000003410000019CAD1F018A.png"/>
  <manifest:file-entry manifest:media-type="image/png" manifest:full-path="Pictures/10000201000003760000019101A8996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a1" text:anchor-type="paragraph" svg:x="0.201cm" svg:y="0.189cm" svg:width="16.221cm" svg:height="18.761cm" draw:z-index="0"><draw:image xlink:href="Pictures/1000020100000265000002C5A1AB8F8F.png" xlink:type="simple" xlink:show="embed" xlink:actuate="onLoad"/></draw:frame><draw:frame draw:style-name="fr2" draw:name="grafika2" text:anchor-type="paragraph" svg:x="0.037cm" svg:y="19.241cm" svg:width="17cm" svg:height="6.23cm" draw:z-index="1"><draw:image xlink:href="Pictures/10000201000002B5000000FE01C5F780.png" xlink:type="simple" xlink:show="embed" xlink:actuate="onLoad"/></draw:frame></text:p>
      <text:p text:style-name="Standard"/>
      <text:p text:style-name="Standard"/>
      <text:p text:style-name="Standard"><draw:frame draw:style-name="fr1" draw:name="grafika3" text:anchor-type="paragraph" svg:x="0.081cm" svg:y="0.06cm" svg:width="17cm" svg:height="5.442cm" draw:z-index="2"><draw:image xlink:href="Pictures/100002010000050A0000019D40D76CEB.png" xlink:type="simple" xlink:show="embed" xlink:actuate="onLoad"/></draw:frame><text:soft-page-break/></text:p>
      <text:p text:style-name="Standard"><draw:frame draw:style-name="fr3" draw:name="grafika4" text:anchor-type="paragraph" svg:width="17cm" svg:height="5.913cm" draw:z-index="3"><draw:image xlink:href="Pictures/10000201000003EE0000015E17BB9504.png" xlink:type="simple" xlink:show="embed" xlink:actuate="onLoad"/></draw:frame></text:p>
      <text:p text:style-name="Standard"><draw:frame draw:style-name="fr3" draw:name="grafika5" text:anchor-type="paragraph" svg:width="17cm" svg:height="7.694cm" draw:z-index="4"><draw:image xlink:href="Pictures/10000201000003760000019101A89962.png" xlink:type="simple" xlink:show="embed" xlink:actuate="onLoad"/></draw:frame></text:p>
      <text:p text:style-name="Standard"><draw:frame draw:style-name="fr3" draw:name="grafika6" text:anchor-type="paragraph" svg:width="17cm" svg:height="6.258cm" draw:z-index="5"><draw:image xlink:href="Pictures/10000201000003E20000016E6C985B0B.png" xlink:type="simple" xlink:show="embed" xlink:actuate="onLoad"/></draw:frame><text:soft-page-break/></text:p>
      <text:p text:style-name="Standard"><draw:frame draw:style-name="fr3" draw:name="grafika7" text:anchor-type="paragraph" svg:width="17cm" svg:height="8.408cm" draw:z-index="6"><draw:image xlink:href="Pictures/10000201000003410000019CAD1F018A.png" xlink:type="simple" xlink:show="embed" xlink:actuate="onLoad"/></draw:frame></text:p>
      <text:p text:style-name="Standard"><draw:frame draw:style-name="fr3" draw:name="grafika8" text:anchor-type="paragraph" svg:width="17cm" svg:height="5.967cm" draw:z-index="7"><draw:image xlink:href="Pictures/10000201000004570000018669B896D7.png" xlink:type="simple" xlink:show="embed" xlink:actuate="onLoad"/></draw:frame></text:p>
      <text:p text:style-name="Standard"/>
      <text:p text:style-name="Standard"><draw:frame draw:style-name="fr1" draw:name="grafika9" text:anchor-type="paragraph" svg:x="0.048cm" svg:y="0.141cm" svg:width="17cm" svg:height="9.428cm" draw:z-index="8"><draw:image xlink:href="Pictures/1000020100000300000001AA542D01E4.png" xlink:type="simple" xlink:show="embed" xlink:actuate="onLoad"/></draw:frame><text:soft-page-break/></text:p>
      <text:p text:style-name="Standard"><draw:frame draw:style-name="fr3" draw:name="grafika10" text:anchor-type="paragraph" svg:width="17cm" svg:height="7.054cm" draw:z-index="9"><draw:image xlink:href="Pictures/10000201000003E30000019D5FFFA519.png" xlink:type="simple" xlink:show="embed" xlink:actuate="onLoad"/></draw:frame></text:p>
      <text:p text:style-name="Standard"/>
      <text:p text:style-name="Standard"><draw:frame draw:style-name="fr1" draw:name="grafika11" text:anchor-type="paragraph" svg:x="0.039cm" svg:y="0.415cm" svg:width="17cm" svg:height="9.499cm" draw:z-index="10"><draw:image xlink:href="Pictures/1000020100000330000001C8E1110627.png" xlink:type="simple" xlink:show="embed" xlink:actuate="onLoad"/></draw:frame></text:p>
      <text:p text:style-name="Standard"><draw:frame draw:style-name="fr1" draw:name="grafika12" text:anchor-type="paragraph" svg:x="0.004cm" svg:y="0.439cm" svg:width="17cm" svg:height="9.5cm" draw:z-index="11"><draw:image xlink:href="Pictures/100002010000078000000431A47C7157.png" xlink:type="simple" xlink:show="embed" xlink:actuate="onLoad"/></draw:frame><text:soft-page-break/></text:p>
      <text:p text:style-name="Standard"/>
      <text:p text:style-name="Standard"/>
      <text:p text:style-name="Standard"><draw:frame draw:style-name="fr1" draw:name="grafika13" text:anchor-type="paragraph" svg:x="0.071cm" svg:y="0.566cm" svg:width="17cm" svg:height="9.562cm" draw:z-index="12"><draw:image xlink:href="Pictures/100002010000078000000438AB8247A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6-01-28T08:15:09.14</meta:creation-date>
    <dc:date>2026-01-28T08:35:18.32</dc:date>
    <meta:editing-duration>PT17M43S</meta:editing-duration>
    <meta:editing-cycles>2</meta:editing-cycles>
    <meta:generator>OpenOffice/4.1.15$Win32 OpenOffice.org_project/4115m2$Build-9813</meta:generator>
    <meta:document-statistic meta:table-count="0" meta:image-count="13" meta:object-count="0" meta:page-count="5" meta:paragraph-count="0" meta:word-count="0" meta:character-count="0"/>
  </office:meta>
</office:document-meta>
</file>